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Gentium Book Plus"/>
    </style:style>
    <style:style style:name="P2" style:family="paragraph" style:parent-style-name="Standard">
      <style:text-properties style:font-name="Gentium Book Plus" officeooo:paragraph-rsid="000ac2d1"/>
    </style:style>
    <style:style style:name="P3" style:family="paragraph" style:parent-style-name="Standard">
      <style:text-properties style:font-name="Gentium Book Plus" officeooo:paragraph-rsid="000cb53c"/>
    </style:style>
    <style:style style:name="P4" style:family="paragraph" style:parent-style-name="Standard">
      <style:text-properties style:font-name="Gentium Book Plus" officeooo:paragraph-rsid="000d6630"/>
    </style:style>
    <style:style style:name="P5" style:family="paragraph" style:parent-style-name="Standard">
      <style:text-properties style:font-name="Gentium Book Plus" fo:language="en" fo:country="GB" fo:font-weight="normal"/>
    </style:style>
    <style:style style:name="P6" style:family="paragraph" style:parent-style-name="Standard">
      <style:text-properties style:font-name="Gentium Book Plus" officeooo:paragraph-rsid="000f5bdb"/>
    </style:style>
    <style:style style:name="T1" style:family="text">
      <style:text-properties officeooo:rsid="000ac2d1"/>
    </style:style>
    <style:style style:name="T2" style:family="text">
      <style:text-properties officeooo:rsid="000ba1c0"/>
    </style:style>
    <style:style style:name="T3" style:family="text">
      <style:text-properties officeooo:rsid="000cb53c"/>
    </style:style>
    <style:style style:name="T4" style:family="text">
      <style:text-properties officeooo:rsid="000d6630"/>
    </style:style>
    <style:style style:name="T5" style:family="text">
      <style:text-properties officeooo:rsid="000f5bdb"/>
    </style:style>
    <style:style style:name="T6" style:family="text">
      <style:text-properties fo:language="en" fo:country="GB" fo:font-weight="normal" officeooo:rsid="000f5b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Enterrée vive » (2e version), traduction libre du récit entier</text:p>
      <text:p text:style-name="P1"><text:tab/></text:p>
      <text:p text:style-name="P1"><text:tab/>Nous autres les Na, on enseigne qu'il ne faut pas être trop gourmand, qu'il ne faut pas être trop avide. D'où est-ce que ça vient, tout ça? Eh bien, de l'histoire que je vais vous raconter.</text:p>
      <text:p text:style-name="P1"><text:tab/>Autrefois, dans une certaine famille, voici ce qui s'est passé. Une jeune femme avait été donnée en mariage. Une fois les cérémonies du mariage passées, tout le monde s'en est retourné travailler au champ, comme à l'ordinaire. La jeune épouse est restée seule à la maison, chargée des préparatifs des repas.</text:p>
      <text:p text:style-name="P1"><text:tab/>Quand tous les gens ont été partis, elle est allée prendre des œufs dans le pondoir, et elle se les est fait cuire. Or une des femmes de la maison (=une des ‘mères’: une des femmes de la génération de sa belle-mère) est revenue au moment précis où elle s'apprêtait à manger les œufs. Cette jeune femme, elle s'appelait Erchei Ddeema; la mère l'a appelée: « Erchei Ddeema! Erchei Ddeema!! » Mais on dit que la jeune fille n'a pas répondu. Alors, la mère s'est demandé: « Pourquoi donc est-ce que Erchei Ddeema a filé aujourd'hui? Houlà! Il va être l'heure de manger; et voilà qu'elle a disparu! » Alors elle est allée voir dans la maison.</text:p>
      <text:p text:style-name="P1"><text:tab/>Voilà ce qui s'est passé: la jeune femme avait mangé les œufs à toute allure, et un œuf s'était coincé dans sa gorge! La mère, voyant au fond de sa gorge des bouts de coquille d'œuf, a compris qu'elle s'était étouffée en mangeant des œufs. Elle lui a dit: « Houlà! Mais enfin, Erchei Ddeema, il ne fa<text:span text:style-name="T1">llai</text:span>t pas faire ça! Qu'est-ce qui t'a pris? Il faut apprendre à dominer sa gourmandise! Être gourmand comme ça, ça ne se fait pas! Si tu v<text:span text:style-name="T1">eux</text:span> manger <text:span text:style-name="T1">quelque chose, tu n’as qu’à nous le dire : </text:span>nous, à la maison, on te laissera <text:span text:style-name="T1">bien </text:span>manger <text:span text:style-name="T1">tout </text:span>ce que tu veux! Alors pourquoi donc manger des œufs comme ça, à la dérobée? » Mais la jeune femme ne répondait rien. Les gens de cette famille, ils se sont dit qu'elle était morte étouffée.</text:p>
      <text:p text:style-name="P2"><text:tab/>Alors on a appelé les gens du village, on a fait venir tout le monde; et on s'est mis en devoir d'enterrer la jeune mariée! </text:p>
      <text:p text:style-name="P2">Or il y avait quelqu'un qui l'observait pendant qu'elle se cuisait des œufs en cachette, à ce qu'on raconte… Cette famille-là était riche; c'est pour ça qu'ils avaient pris une épouse d'une autre famille. Quand elle avait rejoint la famille, lors du mariage, on lui avait mis des bracelets en jade et des anneaux en or. C'est ainsi parée qu'on l'a<text:span text:style-name="T1">vait</text:span> enterrée. La belle-mère, elle pleurait sans cesse: « Hélas! Tu venais tout juste d'arriver chez moi, pourquoi donc as-tu agi ainsi? Qu'est-ce qu'on t'a donc fait pour que tu te sentes contrainte à dissimuler? » Elle a pleuré, pleuré, pleuré… et puis le moment est venu d'enterrer le corps.</text:p>
      <text:p text:style-name="P1"><text:tab/>Par chez nous, les Na, autrefois, on commençait par enterrer le corps pendant un certain temps, n'est-ce pas. Après, on le ressortait de terre, et on procédait à sa crémation. La personne qui l'avait vue s'étouffer en mangeant des œufs en cachette, elle riait intérieurement, à ce que dit l'histoire! Elle se disait: « Eeeh! Elle, elle s'est étouffée avec un œuf! C'est comme ce que racontent les histoires! Elle n'est pas vraiment morte! » Une fois que les gens de cette famille ont tous été endormis, la personne qui l'avait vue, elle est allée à l'endroit où on l'avait enterrée. Nous autres les Na, autrefois, on n'enterrait pas les gens comme les Chinois! On couvrait le fond du trou qu'on avait creusé avec une grande casserole [<text:span text:style-name="T1">un </text:span>grand wok, de forme évasée]. Quand on avait couvert le fond du trou avec une grande casserole, on le couvrait aussi <text:soft-page-break/>d'une hotte dorsale. Cette hotte-là, c'était une hotte abîmée, hors d'usage; nous autres, en langue na, on a le dicton suivant: « il faut transporter le cadavre dans une hotte abîmée! » Autrefois, voilà ce qu'on disait! On prend cette hotte, et on la pose <text:span text:style-name="T1">sur le</text:span> corps du défunt; on prend la casserole, et on la pose <text:span text:style-name="T1">sur le</text:span> corps.</text:p>
      <text:p text:style-name="P2"><text:tab/>L'homme qui avait vu la femme manger des œufs à la dérobée, il lui a regroupé les genoux sur la poitrine, pour lui retirer ses bracelets. Il s'est arc-bouté contre ses genoux; et au moment où il lui a ainsi arraché ses bracelets, il y a eu un bruit guttural: « GGgggllloups! » Ca lui a fait peur; il s'est reculé, mais ensuite il est revenu à la charge: il a une nouvelle fois tiré sur ses bracelets pour les lui ôter. Alors, la jeune femme a à nouveau hoqueté: « GGgggllloups! » et elle a recraché l'œuf! Il s'apprêtait à s'enfuir de terreur, mais la jeune femme lui a dit: « Ne t'enfuie pas! Je m'étais étouffée; en m'arrachant mes bracelets, tu m'as appuyé là, comme ça, et ça m'a fait recracher l'œuf! » </text:p>
      <text:p text:style-name="P2">Ces deux-là, le jeune homme et la jeune femme… De quoi il retourne au juste? Eh bien, autrefois, ils s'aimaient. Cette jeune fille, elle aurait eu envie de rejoindre la maison de ce jeune homme; de se marier avec lui! Mais les gens de sa famille ne voulaient pas, et ils l'<text:span text:style-name="T1">avaient</text:span> mariée dans une autre famille! Le jeune homme, il savait quelle famille elle avait rejoint; en cachette, il venait l'observer; il regardait ce qu'elle faisait, il <text:span text:style-name="T1">l’</text:span>épiait sans cesse. <text:span text:style-name="T1">C</text:span>'est ainsi qu'il l'avait vue se cuire des œufs en cachette. Quand elle a eu recraché l'œuf coincé dans sa gorge, qu'elle est revenue à elle, ils se sont enfuis vers la maison de sa mère (=vers sa famille d'origine).</text:p>
      <text:p text:style-name="P1"><text:tab/>Les gens de la famille, quand ils l'ont vue revenir accompagnée du jeune homme, ils lui ont dit: « Ca ne va pas! Il faut que tu dises honnêtement à ta belle-famille ce que tu as fait, que tu leur racontes! Vous deux, ça ne peut pas continuer comme ça! Si vous ne pouvez pas vous résoudre à vous séparer, disparaissez et ne revenez plus! » Voilà ce qu'ils ont dit, les gens de la famille. La mère, elle, a dit: « Quelle catastrophe! Te voilà devenue une revenante! Il ne faut surtout pas que ça se sache! Si tu t'es retrouvée avec de la nourriture coincée dans la gorge, c'est parce que tu l'as volée! La tradition nous le dit: la nourriture dont on s'empiffre en cachette, elle vous étouffe! Va t'expliquer avec ta belle-famille! Ensuite, nos deux familles vont en discuter, pour régler cette vilaine affaire! » La mère de la jeune femme, elle a imploré le pardon du jeune homme: elle l'a imploré pour qu'il renonce à elle, elle s'est prosternée devant lui, et lui a dit: « Il ne faut plus avoir ces sentiments pour elle! Elle est mariée, maintenant! Elle est <text:span text:style-name="T1">l’</text:span>épouse <text:span text:style-name="T1">d’un autre</text:span>! Qu'elle meure, ou qu'elle vive, elle appartient maintenant à leur famille! Tu l'as fait revivre; grand merci! Mais il ne faut plus avoir ces sentiments pour elle! » Voilà ce que la mère de la jeune femme a dit à son amoureux.</text:p>
      <text:p text:style-name="P6"><text:tab/>Alors la jeune femme s'en est retournée à la maison de sa belle-famille, et elle a dit: « Mère! Ouvrez-moi! C'est moi! » Sa belle-mère a répondu: « Tu es morte, ne reviens plus! Non, non! » Le jeune homme, l'ami de la jeune fille, il l'accompagnait; lui aussi était résolu à ce que les choses soient dites clairement, selon le conseil donné par la mère de la jeune femme. Il a dit: « Mère! Je vais dire toute la vérité sur cette affaire! » (Note: le jeune homme s'adresse à la mère de la jeune fille comme /ə˧mɑ˧/, terme d'adresse courant pour les femmes de l'âge de sa propre mère.) « <text:span text:style-name="T1">C</text:span>e qu'il en est en réalité, je vais vous le dire! » Alors, la belle-mère a demandé: « Alors, qu'en est-il en réalité? — Eh bien, en réalité, moi, j'observais votre fille, tout au long de la <text:soft-page-break/>journée! J'aime votre fille! J'observais votre fille! Comme tous les autres étaient partis aux champs, moi, je suis allé voir votre fille! » a-t-il raconté; « comme j'étais allé là-bas, j'ai vu votre fille, Erchei Ddeema, qui se faisait cuire des œufs et les mangeait! Je l'ai appelée; elle a été effrayée d'être ainsi surprise en train de dérober de la nourriture, et les œufs lui sont restés dans la gorge! (Petite incohérence dans le récit: plus haut, il est dit que c'est une des femmes de la maison qui, revenant avant les autres, a provoqué la frayeur de la jeune mariée.) Quand ils sont rentrés, elle ne pouvait pas parler, elle était comme morte. Alors on l'a jugée morte! Et moi je me suis enfui! » a-t-il dit. Alors, la belle-mère a dit: « Pas possible! Et après t'être enfui, qu'est-ce que tu as fait? » Il a répondu: « Tout a été préparé pour l'enterrement, tout le village a été invité; on a fait venir les moines; on a mis votre fille en terre. Alors, en pleine nuit, j'y suis retourné. Pendant qu'ils dormaient tous, voici ce que j'ai fait: je suis allé la déterrer et je lui ai ôté ses bracelets! » (Note: dans cette version de l'histoire, c'est l'ami qui vient retirer les bracelets; ce qui est un peu surprenant comme geste, de la part d'un amoureux, et suggère qu'il a peut-être usurpé le rôle d'un voleur d'une version plus ancienne <text:span text:style-name="T1">de l’histoire, dans laquelle c’est une bande de pilleurs de tombes qui ramènent à la conscience la jeune femme enterrée vive. </text:span><text:span text:style-name="T5">Voir par exemple la version collectée chez les Lazé</text:span><text:span text:style-name="T6"> (</text:span><text:a xlink:type="simple" xlink:href="https://doi.org/10.24397/pangloss-0004337" text:style-name="Internet_20_link" text:visited-style-name="Visited_20_Internet_20_Link"><text:span text:style-name="T6">https://doi.org/10.24397/pangloss-0004337</text:span></text:a><text:span text:style-name="T6">), dans laquelle des voleurs viennent dépouiller le corps de ses riches bijoux, et leur manipulation du corps fait que la jeune femme régurgite le morceau d'œuf qui l'étouffait</text:span>. L'explication que fournit la conteuse est que ce geste un peu brutal aurait eu pour but à demi conscient de susciter un soubresaut de la jeune fille suffisamment vigoureux pour qu'elle recrache les œufs coincés dans sa gorge: à ce moment du récit, l'amoureux n'est pas encore sûr de savoir si elle est morte ou pas; il veut peut-être garder ses bijoux en souvenir d'elle, peut-être essayer de la faire revivre.) </text:p>
      <text:p text:style-name="P6">« Mais les bracelets, il était bien difficile de les lui enlever! Alors je l'ai empoignée par les tibias, et j'ai tiré de toutes mes forces pour les lui arracher! Alors le corps a eu un hoquet; ça m'a fait peur! Ensuite, en y réfléchissant, je me suis souvenu que je l'avais vue se coincer la gorge en avalant précipitamment des œufs. Je me suis dit: « Elle a pas dû mourir, en fait! », je me suis remis à lui enlever ses bijoux; et à nouveau, elle a grogné! Après trois fois, elle a recraché un œuf! Comme elle avait recraché l'œuf, elle m'a remercié de l'avoir sauvée! Le matin approchait. Je lui ai apporté des vêtements! » a dit le jeune homme.</text:p>
      <text:p text:style-name="P1"><text:tab/>Nous autres, les Na, on n'a pas de vêtement quand on nous met dans la tombe. On met le corps dans le linceuil et on vous referme ça! Du coup le jeune homme a dû lui apporter des vêtements. « Je l'ai habillée, je l'ai prise avec moi, et on s'est enfui auprès de sa famille d'origine! Sa mère a demandé: “Qui êtes-vous? — Je suis Erchei Ddeema! — Taisez-vous donc! Mon Erchei Ddeema, elle est morte! Hélas! Elle est morte depuis quelques jours déjà! Vous, quelle Erchei Ddeema êtes-vous donc? Taisez-vous donc! Que venez-vous m'effrayer!” »</text:p>
      <text:p text:style-name="P3"><text:tab/>Ah, euh, l'homme, en fait, on va l'appeler Nobbu! (Ici, la conteuse change les noms en cours de récit, s'avisant du fait que <text:span text:style-name="T2">Daeshi /</text:span>ʈæ˧ʂɯ˧/ est le nom d'un de ses fils, qu'il ne s'agit pas de mêler à une histoire de mauvaises mœurs: larcins de nourriture et amours extra-conjugales. <text:span text:style-name="T3">La contrariété d’avoir fait un choix de noms malencontreux trouble un instant la </text:span><text:soft-page-break/><text:span text:style-name="T3">conteuse, qui a quelque peine à reprendre le fil du récit. Le dialogue entre l’amoureux et la belle-mère de sa bonne amie devient un dialogue entre celui-ci et la mère de l’amie.</text:span>) </text:p>
      <text:p text:style-name="P3">À ce moment-là, le jeune homme est intervenu: « Mère! Je suis Nobbu! — Le Nobbu de quel endroit? » a demandé la mère. </text:p>
      <text:p text:style-name="P3">(Explication: il y a peu de prénoms chez les Na; il faut donc désambiguïser; pour cela, on pouvait employer un nom de village: /njɤ˧ | ɬi˧di˩-ɖɯ˩mɑ˩!/ « Je suis la <text:span text:style-name="T3">Ddeema /</text:span>ɖɯ˩mɑ˩/ de Yongning! » /njɤ˧ | lɑ˧ŋwɤ˧-no˩bv̩˩!/ « Je suis le Nobbu de <text:span text:style-name="T3">Langua /</text:span>lɑ˧ŋwɤ˧!/ ») </text:p>
      <text:p text:style-name="P3">« Autrefois, quand vous ne l'aviez pas encore donnée en mariage à ces gens-là, nous deux, on s'aimait vraiment bien! Je suis le Nobbu à qui vous n'avez pas voulu donner votre fille! — Aaaah! Nobbu… Nobbu Ci'er, c'est bel et bien toi! » a dit la mère. « Oui, mère, vrai de vrai, c'est bien moi! » Alors la mère a dit à sa fille: « Ca ne va pas! Toi, en mourant, tu es arrivée chez les démons! Interdiction de revenir à la vie! », et elle ne l'a pas autorisée à revenir!</text:p>
      <text:p text:style-name="P1"><text:tab/>C'est que nous autres, on considère que quelqu'un qui revient à la vie moins de sept jours après son décès devient un démon. Quand sept jours ont passé après le décès, et qu'un défunt se relève de la tombe, on peut les laisser revenir parmi les vivants. Mais avant que sept jours n'aient passé, il ne faut pas les laisser revenir! Alors, comme sept jours n'avaient pas encore passé depuis le décès de la jeune femme, la mère ne l'a pas laissée entrer, à ce qu'on raconte! Mais elle a redemandé point par point au jeune homme ce qu'il en était. Alors, comme ce jeune homme lui expliquait la bonne nouvelle, que sa fille n'était pas morte, la mère a fini par le croire!</text:p>
      <text:p text:style-name="P1"><text:tab/>Ensuite, la mère de la jeune fille s'est rendue auprès de la belle-famille, et elle a dit: « Mères, tantes! Nos deux familles, il leur arrive une histoire qui va susciter les quolibets aussi longtemps que ma fille vivra! Ca va devenir proverbial, cette histoire! Aïe, aïe, aïe! Veuillez nous pardonner! » La mère du marié a demandé: « De quoi s'agit-il donc, qui puisse ainsi devenir proverbial? — Pardon, pardon! Ma fille Erchei Ddeema… vraiment toutes mes excuses! Un jour, vous étiez tous sortis, et alors… pardon! elle souffre un peu du défaut de gourmandise! » leur a-t-elle dit. « À la maison, il lui arrivait d'être prise par la gourmandise; pendant qu'elle faisait la cuisine, elle mangeait un peu par-ci par-là! », leur a-t-elle dit. Voilà ce qu'on raconte! Alors, les gens de la belle-famille ont répondu: « Aaaah bon! Ce jour-là, qu'est-ce qu'elle a donc mangé? Nous autres, on était tous partis travailler! Notre déjeuner à nous, il était pas encore prêt! » Alors la mère a poursuivi: « Pardon, pardon! Avant son mariage, avec Nobbu Ci'er, eux deux, ils s'aimaient bien… » C'est qu'autrefois, les parents, ils donnaient leurs filles à qui ils voulaient! Même si telle personne te plaisait, ils ne te laissaient pas l'épouser! Alors, la mère a poursuivi: « Avec Nobbu Ci'er, eux deux, ils s'aimaient beaucoup. Mais on vous préférait vous: vous nous appréciez, nous vous apprécions, nous vous avons donné notre fille! Mais… vraiment toutes mes excuses! Après que ma fille se soit mariée, il semblerait que Norbu soit sans cesse allé chez vous, voir la jeune fille! Ce jour-là, il l'aurait appelée, juste au moment où elle était en train de manger des œufs! et alors, elle s'est coincé un œuf dans la gorge! [<text:span text:style-name="T3">L</text:span>a version diffère ici du début du récit: ce n'est plus une des femmes de la maisonnée qui appelle la jeune fille, mais son amoureux.] Ensuite, trois jours ayant passé, le soir, alors que vous dormiez tous, lui, en pleine nuit, il est venu là où on l'avait enterrée, et… hou là là!! il lui a arraché ses bracelets, en tirant <text:soft-page-break/>fort, et en pesant de tout son poids sur son corps, de sorte qu'elle a recraché l'œuf! » [La mère prend à témoin le jeune homme:] « À ce moment-là, en pleine nuit, toi, tu lui as amené une paire de vêtements; tu lui as enfilé des vêtements; et vous vous êtes enfuis! Pardon! ils ne sont pas venus tout de suite vous faire part de tout ce qui s'était passé! Mais pour moi l'affaire est claire: ma fille, c'est à vous que je l'ai donnée! Même si elle doit mourir, elle est devenue membre de votre famille [à vous, maintenant]! Si elle vit, elle est devenue membre de votre famille à vous, maintenant! Elle est liée à vous pour la vie! Mais maintenant, les gens vont dire: “Houlà! Erchei Ddeema, après s'être mariée avec lui, elle est devenue un démon! Sa tombe est vide!” Voilà les bruits qui se répandent! Je suis vraiment au comble de la désolation… Mais nous voici devenus membres d'une même famille; nous qui n'avions pas de lien de parenté, nous voilà désormais unis comme une même famille [et il nous faut faire face ensemble à cette situation]! Ma fille, par pitié, ne dites plus qu'elle est morte! Entendons-nous pour dire qu'elle est morte puis ressuscitée; ne racontons pas l'affaire des œufs qu'elle a mangés! Expliquons donc ça ainsi! Je vous en prie: convenons qu'elle ne doit pas revenir à la maison avant que sept jours n'aient passé! Moi, je ne l'ai pas autorisée à revenir chez moi. Pardon! Si je vous demande de ne pas le dire aux gens du village, ce n'est pas faute d'admettre son larcin et d'en savoir la gravité! »</text:p>
      <text:p text:style-name="P1"><text:tab/>Alors, la belle-mère a dit: « Hélas, hélas! Sa mort, on en a fait part aux gens; les gens en ont parlé. Maintenant que nous deux (=les deux mères de famille) on se trouve dans cette situation, c'est notre destin maintenant! Alors comme ça, autrefois, Nobbu Ci'er l'aimait! Eh bien… On apprécie votre fille; vous autres, vous appréciez notre fils; on s'apprécie mutuellement, on est devenu une seule famille. Même si ce n'est pas bien, elle est devenue un membre de ma famille! Les hommes de ma famille ont pratiqué les rites dans votre maisonnée! (Explication: lorsqu'une jeune femme quittait sa maisonnée d'origine, les hommes de la famille qu'elle rejoignait devaient réaliser des rites, dans sa maisonnée d'origine.) Si elle meurt, elle fait partie de ma famille à moi, maintenant! Si elle vit, elle fait pareillement partie de ma famille! Qu'elle revienne donc (à la maison)! »</text:p>
      <text:p text:style-name="P4"><text:tab/>Alors, la jeune femme s'est trouvée à nouveau acceptée dans la maisonnée. Quand ils l'ont fait revenir, la jeune femme, qu'elle avait honte, qu'elle avait honte! Le septième jour [=le jour où elle pouvait se présenter à nouveau aux gens, se prétendant ressuscitée], au lever, elle s'est trouvée un peu perdue. <text:span text:style-name="T4">S</text:span>ans trop savoir pourquoi, elle a attrapé froid. Elle est restée assise, toute mélancolique; elle avait honte! « C'est reparti: cette fois-ci, je vais mourir pour de bon! Ca ne peut plus aller comme ça! Toute ma vie, je vais être l'objet des racontars! » Alors, les gens de la famille lui ont dit: « Les racontars, ça n'est pas grave! Si les gens racontent des histoires, laissons-les donc causer! Les racontars, ça n'est pas si grave! Ne va pas mourir pour ça! » Sa belle-mère lui a dit: « Nous autres, on est entré dans une relation de fils adoptif, fille adoptive! On est de la même maisonnée maintenant! Ne meurs pas. Tu as survécu; c'est que tu es sûrement promise à une longue vie! Tu es devenue un membre de ma famille! Ne pense pas à mourir! Il ne faut pas avoir honte! » </text:p>
      <text:p text:style-name="P4">Autrefois, les histoires, eh bien, tout devenait matière à histoire! C'est comme ça qu'il naissait de nouvelles histoires! Or donc la mère l'a rassurée. Elle est allée la chercher. (Note: jusqu'à ce que le septième jour soit passé, la jeune femme avait dû rester dehors cachée dans une cabane <text:soft-page-break/>ou une grotte: elle ne pouvait ni retourner dans la maison de sa belle-mère ou de sa mère, ni se montrer aux autres gens.) Lorsqu'elle <text:span text:style-name="T4">a</text:span> paru en présence de son mari, elle a à nouveau été en proie à une grande honte! Elle avait passé ces journées enfermée à pleurer, et à dormir! Alors le mari lui a dit: « N'aie crainte! C'est comme dans les contes: la gourmandise des jeunes filles, il y a plein d'histoires à ce sujet, ça n'a rien de nouveau ni d'exceptionnel! Des gourmands qui mangent en cachette, ça existe! Il ne faut pas te faire de souci, pour ça! Ne recommence plus, et la page sera tournée! »</text:p>
      <text:p text:style-name="P1"><text:tab/>Nous autres, les Na, à la maison, on dit: « il ne faut pas manger n'importe comment! » et cette interdiction de manger n'importe quoi n'importe comment, c'est en référence à l'histoire de cette jeune femme-là! « Il ne faut pas manger en cachette! Quand on est tout seul, il ne faut pas manger! » Voilà ce qu'elles enseignaient, les femmes de la maison. Et elles racontaient l'histoire de cette jeune fille trop gourmande. Voilà ce qu'on disait: « Il faut apprendre à ne pas prononcer de paroles inconsidérées! », parce que sinon on fâche les gens. « Il faut apprendre à ne pas être gourmand! », sinon ça devient du chapardage. Les gens, si on leur adresse des paroles déplacées, ils se mettent à vous détester. Et pour ce qui est de la nourriture, si on est gourmand à l'excès, et qu'on passe les bornes, ça devient du vol. Oui, ce que veut dire le proverbe, c'est qu'il faut apprendre la maîtrise de soi.</text:p>
      <text:p text:style-name="P1"><text:tab/>Alors, pour en revenir à notre histoire: ils l'ont donc fait revenir à la maison, en lui disant « Tu n'as pas à avoir honte! » Même à l'égard de l'ancien soupirant de la jeune femme, la belle-famille a été très courtoise, aussi longtemps qu'il a vécu: ils le remerciaient en toute occasion d'avoir fait revenir à elle la jeune fille enterrée vive.</text:p>
      <text:p text:style-name="P1"><text:tab/>Autrefois, on désignait les couple d'amoureux comme « jeune fille et jeune homme », nous les Na, n'est-ce pas. Je te plais, tu me plais: on disait « jeune fille et jeune homme », pour désigner les amoureux. Les amoureux, ils faisaient bien ce qu'ils voulaient. Eh bien, son ancien amoureux, il a dit à la jeune fille: « N'aie crainte, n'aie crainte! Voilà où on en est. Moi, je ne vais plus ressasser mon mécontentement! Tu es en vie, c'est l'essentiel! » Voilà ce qu'il lui a dit; et il <text:span text:style-name="T4">a </text:span>ainsi tourné la page. Et ces deux familles se sont trouvées réconciliées. Cette jeune femme, eh bien, vrai de vrai, elle a continué à vivre. Par la suite, elle a eu des fils, elle a eu des filles; elle a pris soin de sa maisonnée. Et tout cela est devenu proverbial!</text:p>
      <text:p text:style-name="P1"><text:tab/>Quand on dit « il ne faut pas manger n'importe quoi! Il ne faut pas manger en cachette! », c'est en référence à cette histoire-là! On plaisantait en disant: « si tu te manges des œufs en cachette, ça va te faire vomir! »Voilà ce qu'on disait autrefois!&lt;/TRANSL&gt;</text:p>
      <text:p text:style-name="P5">&lt;TRANSL xml:lang="en"&gt;We, Na people, are taught not to be too greedy. Where does all this come from? Well, from the story I'm going to tell you.</text:p>
      <text:p text:style-name="P5">Once, in a certain family, this is what happened. A young woman was given in marriage. Once the wedding ceremonies were over, everyone went back to work in the fields as usual. The young bride was left alone at home, in charge of preparing the meals.</text:p>
      <text:p text:style-name="P5">When everyone had left, she went to get some eggs from the henhouse and cooked them for herself. But one of the women in the house (=one of the ‘mothers’: one of the women of her mother-in-law’s generation) came back just as she was about to eat the eggs. The young woman’s name was Erchei Ddeema; the mother called out to her: “Erchei Ddeema! Erchei <text:soft-page-break/>Ddeema!” But it is said that the young girl didn't answer. So the mother asked herself: “Why did Erchei Ddeema leave today? Ouch! It's about to be time to eat, and now she's gone!” So she went to look in the house.</text:p>
      <text:p text:style-name="P5">Here’s what happened: the young woman had eaten the eggs at full speed, and one egg had got stuck in her throat! The mother saw bits of eggshell at the back of her throat and realized that she had choked on the eggs. She said to her: “Oh no! Erchei Ddeema, you mustn’t do that! What’s got into you? You have to learn to control your greed! You can't be greedy like that! If you want to eat, we’ll let you eat anything you want at home! So why eat eggs like that, on the sly?” But the young woman didn't say anything. The family thought she had suffocated to death.</text:p>
      <text:p text:style-name="P5">So they called the villagers, got everyone to come, and set about burying the young bride! But someone had been watching her while she was secretly boiling eggs, so they say.</text:p>
      <text:p text:style-name="P5">This family was rich; that's why they had taken a bride from another family. When she joined the family at the wedding, she was given jade bracelets and gold rings. That’s how they buried her! The mother-in-law cried incessantly: “Alas! You'd only just arrived at my house, why did you act like that? What have we done to you that you feel compelled to hide away?” She cried and cried and cried… and then the time came to bury the body.</text:p>
      <text:p text:style-name="P5">In the old days, among the Na, we used to bury the body for a while, didn't we! Then we’d dig it out and cremate it. The person who saw her choking on eggs on the sly laughed inwardly, according to the story! He thought: “Eeeh! She just choked on an egg! It’s all just like the sort of stuff in the old folk stories: she's not really dead!” Once the people in the family were all asleep, the person who had seen her went to the place where she'd been buried. In the old days, we Na didn't bury people like the Chinese! We covered the bottom of the hole we’d dug with a big saucepan [a large, flared wok]. When we'd covered the bottom of the hole with a large saucepan, we'd also cover it with a basket, the sort of basket one carries on one’s back. We’d choose an old, damaged basket. This is what we say in the Na language: “the corpse is to be placed in a damaged basket!” In the old days, that's what we used to say! You take this basket and put it over the body of the deceased; and the saucepan goes in there too, on the ground below the body.</text:p>
      <text:p text:style-name="P5">The man who saw the woman eating eggs on the sly pulled her knees up to her chest, and pulled off her bracelets. [Note: There is no obvious reason why the young man, who is not a thief but a passionate lover, would want to pull off the bracelets. It seems that there is a slight confusion here with an episode found in other versions, such as that collected among the Laze (see https://doi.org/10.24397/pangloss-0004337), when robbers come to plunder the body of its rich jewelry, and their hasty and determined manipulation of the body results in the young woman regurgitating the piece of egg that was choking her. In a comment about the present version, the narrator finds an *ad hoc* justification for this gesture, explaining that he wanted to keep the bracelets as a token, a memory of his beloved.] He braced himself against her knees, and as he pulled off her bracelets, there was a guttural sound: ‘GGgggurgllle!’ This frightened him; he backed off, but then he was back at it again: he pulled on her bracelets again to take them off. Then the young woman hiccupped again: ‘GGgggurgllle!’ and spat out the egg! He was about to <text:soft-page-break/>flee in terror, but the young woman said: “Don't run away! I was choking; when you ripped off my bracelets, you pressed me here, like this, and that made me spit out the egg!”</text:p>
      <text:p text:style-name="P5">These two, the young man and the young woman… What’s all this about? Well, they used to love each other. This young woman would have liked to join this young man’s household, to marry him! But the people in her family didn’t want that, so they married her off to another family! The young man knew which family she had joined; he came to watch her on the sly; he watched what she was doing, he spied all the time; and that's how he had seen her cooking eggs on the sly.</text:p>
      <text:p text:style-name="P5">After she spat out the egg stuck in her throat and came to, they fled to her mother's house.</text:p>
      <text:p text:style-name="P5">When the family saw her return accompanied by the young man, they said to her: “It's not right! You've got to tell your in-laws honestly what you’ve done, you’ve got to tell them! You two can't go on like this! If you can’t bring yourselves to separate, disappear and don't come back!” That's what the family said. As for the mother, she said: “What a disaster! You've become a ghost! The last thing you want is for people to know! If you’ve got food stuck in your throat, it's because you stole it! Tradition tells us that if you stuff yourself with food on the sly, it’ll choke you! Go and explain it to your in-laws! Afterwards, our two families will discuss the matter and settle this ugly affair!”</text:p>
      <text:p text:style-name="P5">The young woman's mother begged the young man’s forgiveness. She begged him to give her up. She prostrated herself before him, and told him: “You mustn’t have those feelings for her any more! She’s married now! She is someone else’s wife! Whether she dies or lives, she now belongs to their family! You've brought her back to life, thank you very much for that, but you mustn’t feel that way about her any more!” This is what the young woman's mother said to the lover.</text:p>
      <text:p text:style-name="P5">Then the young woman said to her mother: “Mother! Open up! It's me!” Her mother replied: “You're dead, don't come back! No, no!” The young man, the girl's friend, was accompanying her; he was determined that things should be said clearly, according to the advice given by the young woman's mother. He said: “Mother! I am going to tell the whole truth about this affair!” (Note: the young man addresses the girl's mother as /ə˧mɑ˧/, a common term of address for women of his own mother's age.) “I'll tell you what it is really all about!” Then the mother asked, “So what's the reality of it? — Well, in fact, I have been watching your daughter all day long! I love her! As everyone else had gone to the fields, I went to watch her”, he recounted. “As I was there watching, I saw your daughter, Erchei Ddeema, cooking eggs and eating them! I called out to her; she was frightened to be caught stealing food, and the eggs stuck in her throat!” [There is a slight inconsistency in the story: previously, it was said that it was one of the women of the house who, returning before the others, scared the young bride.] “When they got back, she couldn’t speak, she was as good as dead. So they pronounced her dead! And I ran away”, he said. Then the mother-in-law said: “No way! And after you ran away, what did you do?” He replied: “Everything had been prepared for the funeral, the whole village had been invited, the monks had been summoned and your daughter had been laid to rest. Then, in the middle of the night, I went back to her grave. While they were all asleep, this is what I did: I went and dug her up and took off her bracelets! [Note: in this version of the story, it is the <text:soft-page-break/>friend who comes to take off the bracelets, which is a rather surprising gesture on the part of a lover, and suggests that he may have usurped the role of a *thief* from an earlier version, in which the grave is plundered by thieves. The storyteller's explanation is that this somewhat brutal gesture was intended, albeit half-consciously, to make the young girl jerk enough to spit out the eggs stuck in her throat: at this point in the story, the lover is not yet sure whether she is dead or not; perhaps he wants to keep her jewels as a memento of her, perhaps to try and bring her back to life.] “But the bracelets were very difficult to take off! So I grabbed her by the shins and pulled with all my might to get them off! Then the body hiccupped; it scared me! Then, as I thought about it, I remembered that I'd seen her get her throat stuck as she hurriedly swallowed some eggs. I said to myself: ‘I don't think she died after all!’, I went back to removing her jewellery; and again, she grunted! After three times, she spat out an egg! As she spat the egg out, she came to and thanked me for saving her! It was almost morning. I brought her some clothes”, said the young man.</text:p>
      <text:p text:style-name="P5">We Na don't have any clothes on when we're put in the grave! We put the body in the shroud and close it up! So the young man had to bring her some clothes.</text:p>
      <text:p text:style-name="P5">“I dressed her, took her with me, and we fled to you!” The daughter went on: “Mum! Open the door!” Her mother asked: ‘Who are you? — I'm Erchei Ddeema! — Shut up! My Erchei Ddeema, she's dead! Alas, she's been dead for a few days already! What Erchei Ddeema are you? Say no more! Why do you frighten me?’”</text:p>
      <text:p text:style-name="P5">Oh, erm, the man, in fact, we shall call him Nobbu! [Here, the storyteller changes the names as she tells the story, realizing that Daeshi (/ʈæ˧ʂɯ˧/) is the name of one of her sons, who is not to be mixed up, through homonymy, in a story of bad morals: food theft and extramarital affairs.]</text:p>
      <text:p text:style-name="P5">At this point, the young man went on: “Mother! I am Nobbu! — Nobbu… from where?” asked the mother. (Explanation: there are few given names among the Na, so there is a need to disambiguate; it can be achieved by using a village name: /njɤ˧ | ɬi˧di˩-ɖɯ˩mɑ˩! / ‘I am the ɖɯ˩mɑ˩ of Yongning!’ /njɤ˧ | lɑ˧ŋwɤ˧-no˩bv̩˩!/ ‘I am the Nobbu of the mountain lɑ˧ŋwɤ˧!’) “In the old days, when you hadn't yet given her away in marriage to those people, the two of us really liked each other! I'm the Nobbu you didn't want to give your daughter to! — Aaaah! Nobbu… Nobbu Ci'er, it's really you!” said the mother. “Yes, mother, it really is, it's me!” Then the mother said to her daughter: “That is so messed up! When you died, you went to the demons! You're forbidden to come back to life!” And she didn't allow her daughter to come back!</text:p>
      <text:p text:style-name="P5">We consider that anyone who comes back to life less than seven days after death becomes a demon. When seven days have passed after death, and a deceased person rises from the grave, they can be allowed to return among the living. But before seven days have passed, they must not be allowed to return! So, as seven days had not yet passed since the death of the young woman, the mother did not let her enter, so they say! But she asked the young man point by point what had been going on. Then, as the young man explained the good news, that her daughter was not dead, the mother finally believed him!</text:p>
      <text:p text:style-name="P5">Then the girl's mother went to her in-laws and said: “Mothers, aunts! Our two families have a story that will be the subject of ridicule for as long as my daughter lives! It's going to become <text:soft-page-break/>proverbial! Ouch, ouch, ouch! Please forgive us!” The groom's mother asked: “What is it that could become so proverbial? — Sorry, sorry! My daughter Erchei Ddeema… my sincere apologies! One day, you were all out, and then… sorry! she suffers from a bit of a sweet tooth”, she told them. “At home, she'd sometimes get greedy; while she was cooking, she'd eat a bit here and there”, she told them. That's the story! The in-laws replied: “Aaaah well! What did she eat that day? The rest of us had all gone to work! Our lunch wasn't ready yet!” Then the mother continued: “Sorry, sorry! Before she married Nobbu Ci'er, the two of them were very fond of each other…” In the old days, parents gave their daughters to whoever they wanted! Even if you liked someone, they wouldn’t let you marry them! So the mother continued: “With Nobbu Ci'er, the two of them loved each other very much. But we preferred you: you like us, we like you, we gave you our daughter! But… my apologies! After my daughter got married, it seems that Nobbu kept going to your house to see the girl! That day, he called her just as she was eating eggs! And then she got an egg stuck in her throat! [The version here differs from the beginning of the story: it's no longer one of the women of the household who calls the young girl, but her lover.] Then, three days having passed, in the evening, while you were all asleep, he, in the middle of the night, came to the place where she had been buried, and… oh dear, he ripped off her bracelets, pulling hard, and putting all his weight on her body, so that she spat out the egg!” [The mother called the young man to witness:] “At that moment, in the middle of the night, you brought her a pair of clothes; you put some clothes on her; and you ran away! Sorry, they didn't come straight away to tell you everything that had happened! But as far as I'm concerned, the matter is clear: I gave my daughter to you! Even if she dies, she has become a member of your family! If she lives on, she has become a member of your family now! She is linked to you for life! But now people are going to say: ‘Wow! Erchei Ddeema, after marrying him, has become a demon! Her grave is empty!’ These are the rumours that are spreading! But here we are, members of the same family; we who were not related are now united as one family [and we have to face this situation together]! For pity's sake, don't say that my daughter is dead! Let's agree that she died and then rose again; let's not talk about the eggs she ate! Let's explain it like this. Please. Before seven days have passed, let's agree that she must not come back home! I didn't allow her to come back to my house! I beg for your forgiveness! If I ask you not to tell the villagers, it's not for want of admitting her theft and knowing how serious it was!”</text:p>
      <text:p text:style-name="P5">Then the mother-in-law said: “Alas, alas! People heard about her death; people talked about it. Now that the two of us (=the two mothers) are in this situation, it's our fate now!</text:p>
      <text:p text:style-name="P5">So Nobbu Ci'er liked her in the past! Well… We like your daughter; you like our son; we like each other, we've become one family. Even if it's not right, she has become a member of my family! The men in my family have practised the rites in your household! (Explanation: when a young woman left her original household, the men of the family she was joining had to perform rites in her original household.) If she dies, she is part of my family now! If she lives, she is part of my family, too! So let her come back.”</text:p>
      <text:p text:style-name="P5">So the young woman found herself accepted back into the household. When they made her return, the young woman was so ashamed! On the seventh day [=the day when she could present herself to the people again, claiming to be resurrected], when she got up, she found <text:soft-page-break/>herself a little lost, without really knowing why. She caught a cold. She sat there all melancholy; she was so ashamed! “Here we go again: this time I'm going to die for good! I can't go on like this! I'm going to be the subject of gossip all my life!”</text:p>
      <text:p text:style-name="P5">So the family told her: “Gossip doesn't matter! People will tell stories; let them talk! Gossip isn't so bad! Don't die for it!” Her mother-in-law said to her: “We've entered into a relationship of adopted son, adopted daughter! We are part of the same household now! Don't die. You have survived, so you're bound to live a long life! You've become a member of my family! Don't think about dying! There is nothing to be so ashamed of!”</text:p>
      <text:p text:style-name="P5">In the old days, anything could become the subject-matter of a story! That's how new stories were born. Thus her mother reassured her. (Note: until the seventh day had passed, the young woman had had to stay outside, hidden in a hut or a rock shelter: she could not go back to her mother-in-law's or her mother's house, nor show herself to other people.)</text:p>
      <text:p text:style-name="P5">When she appeared in the presence of her husband, she was once again deeply ashamed! She had spent those days locked up crying and sleeping! Then her husband said to her: “Don't be afraid! It's just like in the stories of old: the gluttony of young girls, there are lots of stories about it, you know, it's nothing new or exceptional! It’s part of the facts of life! Don't worry about it! Just don't do it again, and that'll be the end of it!”</text:p>
      <text:p text:style-name="P5">At home, we the Na say: “You mustn't eat any old way!” and this ban on eating any old way is in reference to the story of this young woman! “You mustn't eat on the sly! When you're on your own, you mustn't eat!” That's what the women of the house taught! And they told the story of the young girl who was too greedy. That's what they used to say: “You must learn not to speak rashly, because if you do, you'll upset people. You have to learn not to be greedy, otherwise it becomes pilfering”. If you say something inappropriate to people, they start to hate you! And when it comes to food, if you're greedy to excess and you cross the line, it becomes stealing! Yes, what the proverb means is that you have to learn self-control!</text:p>
      <text:p text:style-name="P5">So, to get back to our story: they made her come home, telling her ‘You have got nothing to be ashamed of!” Even towards the young woman's former suitor, the in-laws were very courteous, for as long as he lived. They always thanked him for bringing back to life the young girl who had been buried alive.</text:p>
      <text:p text:style-name="P5">In the old days, couples in love were referred to as ‘young men and women’ among us, the Na. You like me, I like you: lovers did whatever they wanted! Well, her former lover said to the young girl: “Don't be afraid, don't be afraid! That's where we are. I'm not going to dwell on my discontent any longer! You are alive, that's the main thing!” That's what he said to her, and so he turned the page! And the two families were reconciled. This young woman, well, really, she went on living. She went on to have sons and daughters and looked after her household! And all this became proverbial!</text:p>
      <text:p text:style-name="P5">When we say “you mustn't eat just anything! You mustn't eat on the sly!”, it's in reference to that story! We used to joke that “if you eat eggs on the sly, you'll throw up!” That's what they used to say!</text:p>
      <text:p text:style-name="P5"/>
      <text:p text:style-name="P1"><text:soft-page-break/>[Translated from the French full-text translation with DeepL (DeepL.com) (free version) in November 2024, and entirely verified and revised by Alexis Michaud. Alexis Michaud assumes full responsibility for the final text.]&lt;/TRANS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6T21:53:24.799784670</meta:creation-date>
    <dc:date>2024-12-26T22:26:12.685025479</dc:date>
    <meta:editing-duration>PT10M19S</meta:editing-duration>
    <meta:editing-cycles>4</meta:editing-cycles>
    <meta:generator>LibreOffice/24.2.7.2$Linux_X86_64 LibreOffice_project/420$Build-2</meta:generator>
    <meta:document-statistic meta:table-count="0" meta:image-count="0" meta:object-count="0" meta:page-count="12" meta:paragraph-count="58" meta:word-count="7408" meta:character-count="40262" meta:non-whitespace-character-count="32872"/>
  </office:meta>
</office:document-meta>
</file>